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b15d" officeooo:paragraph-rsid="0013b15d"/>
    </style:style>
    <style:style style:name="P2" style:family="paragraph" style:parent-style-name="Title">
      <style:text-properties officeooo:rsid="0013b15d" officeooo:paragraph-rsid="0013b15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73a5b"/>
    </style:style>
    <style:style style:name="P5" style:family="paragraph" style:parent-style-name="Text_20_body" style:list-style-name="L2">
      <style:text-properties officeooo:rsid="0013b15d" officeooo:paragraph-rsid="0013b15d"/>
    </style:style>
    <style:style style:name="P6" style:family="paragraph" style:parent-style-name="Text_20_body" style:list-style-name="L2">
      <style:text-properties officeooo:rsid="001792f5" officeooo:paragraph-rsid="001792f5"/>
    </style:style>
    <style:style style:name="P7" style:family="paragraph" style:parent-style-name="Text_20_body">
      <style:text-properties officeooo:rsid="0019deeb" officeooo:paragraph-rsid="0019deeb"/>
    </style:style>
    <style:style style:name="P8" style:family="paragraph" style:parent-style-name="Text_20_body" style:list-style-name="L3">
      <style:text-properties officeooo:rsid="0019deeb" officeooo:paragraph-rsid="0019deeb"/>
    </style:style>
    <style:style style:name="T1" style:family="text">
      <style:text-properties officeooo:rsid="0013b15d"/>
    </style:style>
    <style:style style:name="T2" style:family="text">
      <style:text-properties officeooo:rsid="0016426f"/>
    </style:style>
    <style:style style:name="T3" style:family="text">
      <style:text-properties officeooo:rsid="00173a5b"/>
    </style:style>
    <style:style style:name="T4" style:family="text">
      <style:text-properties officeooo:rsid="0018dc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Análisis Numérico</text:p>
      <text:p text:style-name="Text_20_body"/>
      <text:p text:style-name="Text_20_body">Integrantes:</text:p>
      <text:list xml:id="list2341028117" text:style-name="L1">
        <text:list-item>
          <text:p text:style-name="P3">Belcic, Martin <text:span text:style-name="T3">(Ingeniería en Infomática)</text:span></text:p>
        </text:list-item>
        <text:list-item>
          <text:p text:style-name="P4">Mateos, Wenceslao <text:span text:style-name="T3">(Ingeniería en Infomática)</text:span></text:p>
        </text:list-item>
        <text:list-item>
          <text:p text:style-name="P4">Vilchez, Sol <text:span text:style-name="T3">(Ingeniería en Infomática)</text:span></text:p>
        </text:list-item>
      </text:list>
      <text:p text:style-name="P7">Contacto del grupo:</text:p>
      <text:list xml:id="list294526706" text:style-name="L3">
        <text:list-item>
          <text:p text:style-name="P8">Wenceslao Mateos: wenceslaomateos@gmail.com</text:p>
        </text:list-item>
      </text:list>
      <text:p text:style-name="Text_20_body"/>
      <text:p text:style-name="Text_20_body">Propuesta: <text:span text:style-name="T1">Agregar robustez y portabilidad al script de instalación de Porteus para la materia analisis numerico.</text:span></text:p>
      <text:p text:style-name="Text_20_body"/>
      <text:p text:style-name="P1">Descripción: Para la realización, precisamos identificar los errores mas comunes para poder subsanarlos. Los mismos se listan debajo:</text:p>
      <text:list xml:id="list84162131" text:style-name="L2">
        <text:list-item>
          <text:p text:style-name="P5">Si al momento de su ejecución, el usuario no esta en /home/user, elimina el sistema de boteo actual.</text:p>
        </text:list-item>
        <text:list-item>
          <text:p text:style-name="P5">Al utilizarlo en una PC con una configuración <text:span text:style-name="T2">de mas de un HDD</text:span>, el mismo tiende a fallar.</text:p>
        </text:list-item>
        <text:list-item>
          <text:p text:style-name="P5">Al ser un script de BASH, el mismo solo corre sobre Linux, por lo que se podria crear un equivalente en PowerShell para su portabilidad.</text:p>
        </text:list-item>
        <text:list-item>
          <text:p text:style-name="P6">Demás errores que comenten en el campus virtu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5:14:26.150759630</meta:creation-date>
    <dc:date>2019-05-17T14:28:11.029555886</dc:date>
    <meta:editing-duration>PT16M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6" meta:character-count="849" meta:non-whitespace-character-count="734"/>
  </office:meta>
</office:document-meta>
</file>